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55a" officeooo:paragraph-rsid="0011555a"/>
    </style:style>
    <style:style style:name="P2" style:family="paragraph" style:parent-style-name="Standard">
      <style:text-properties officeooo:rsid="00131e28" officeooo:paragraph-rsid="00131e28"/>
    </style:style>
    <style:style style:name="P3" style:family="paragraph" style:parent-style-name="Standard">
      <style:text-properties officeooo:rsid="0016a498" officeooo:paragraph-rsid="0016a498"/>
    </style:style>
    <style:style style:name="P4" style:family="paragraph" style:parent-style-name="Standard">
      <style:text-properties officeooo:rsid="00189f0e" officeooo:paragraph-rsid="00189f0e"/>
    </style:style>
    <style:style style:name="P5" style:family="paragraph" style:parent-style-name="Standard">
      <style:text-properties officeooo:rsid="001acb44" officeooo:paragraph-rsid="001acb44"/>
    </style:style>
    <style:style style:name="P6" style:family="paragraph" style:parent-style-name="Standard">
      <style:text-properties officeooo:rsid="0025c69b" officeooo:paragraph-rsid="0025c69b"/>
    </style:style>
    <style:style style:name="P7" style:family="paragraph" style:parent-style-name="Standard">
      <style:text-properties officeooo:rsid="0029205c" officeooo:paragraph-rsid="0029205c"/>
    </style:style>
    <style:style style:name="P8" style:family="paragraph" style:parent-style-name="Standard" style:list-style-name="L1">
      <style:text-properties officeooo:rsid="0011555a" officeooo:paragraph-rsid="0011555a"/>
    </style:style>
    <style:style style:name="P9" style:family="paragraph" style:parent-style-name="Standard" style:list-style-name="L1">
      <style:text-properties officeooo:rsid="0012d02a" officeooo:paragraph-rsid="0012d02a"/>
    </style:style>
    <style:style style:name="P10" style:family="paragraph" style:parent-style-name="Standard" style:list-style-name="L1">
      <style:text-properties officeooo:rsid="00131e28" officeooo:paragraph-rsid="00189f0e"/>
    </style:style>
    <style:style style:name="P11" style:family="paragraph" style:parent-style-name="Standard" style:list-style-name="L1">
      <style:text-properties officeooo:rsid="00137c20" officeooo:paragraph-rsid="00189f0e"/>
    </style:style>
    <style:style style:name="P12" style:family="paragraph" style:parent-style-name="Standard" style:list-style-name="L2">
      <style:text-properties officeooo:rsid="00189f0e" officeooo:paragraph-rsid="00189f0e"/>
    </style:style>
    <style:style style:name="P13" style:family="paragraph" style:parent-style-name="Standard" style:list-style-name="L3">
      <style:text-properties officeooo:rsid="001acb44" officeooo:paragraph-rsid="001acb44"/>
    </style:style>
    <style:style style:name="P14" style:family="paragraph" style:parent-style-name="Standard" style:list-style-name="L3">
      <style:text-properties officeooo:rsid="001ce534" officeooo:paragraph-rsid="001ce534"/>
    </style:style>
    <style:style style:name="P15" style:family="paragraph" style:parent-style-name="Standard" style:list-style-name="L3">
      <style:text-properties officeooo:rsid="001e36d8" officeooo:paragraph-rsid="001e36d8"/>
    </style:style>
    <style:style style:name="P16" style:family="paragraph" style:parent-style-name="Standard" style:list-style-name="L3">
      <style:text-properties officeooo:rsid="001fb49a" officeooo:paragraph-rsid="001fb49a"/>
    </style:style>
    <style:style style:name="P17" style:family="paragraph" style:parent-style-name="Standard" style:list-style-name="L3">
      <style:text-properties officeooo:rsid="002299c5" officeooo:paragraph-rsid="002299c5"/>
    </style:style>
    <style:style style:name="P18" style:family="paragraph" style:parent-style-name="Standard" style:list-style-name="L3">
      <style:text-properties officeooo:rsid="0024689d" officeooo:paragraph-rsid="0024689d"/>
    </style:style>
    <style:style style:name="P19" style:family="paragraph" style:parent-style-name="Standard" style:list-style-name="L3">
      <style:text-properties officeooo:rsid="0025c69b" officeooo:paragraph-rsid="0025c69b"/>
    </style:style>
    <style:style style:name="P20" style:family="paragraph" style:parent-style-name="Standard" style:list-style-name="L4">
      <style:text-properties officeooo:rsid="0029205c" officeooo:paragraph-rsid="0029205c"/>
    </style:style>
    <style:style style:name="P21" style:family="paragraph" style:parent-style-name="Standard">
      <style:text-properties officeooo:rsid="0029205c" officeooo:paragraph-rsid="0029205c"/>
    </style:style>
    <style:style style:name="P22" style:family="paragraph" style:parent-style-name="Standard" style:list-style-name="L3">
      <style:text-properties officeooo:rsid="002b2920" officeooo:paragraph-rsid="002b2920"/>
    </style:style>
    <style:style style:name="P23" style:family="paragraph" style:parent-style-name="Standard">
      <style:text-properties officeooo:rsid="002d107d" officeooo:paragraph-rsid="002d107d"/>
    </style:style>
    <style:style style:name="P24" style:family="paragraph" style:parent-style-name="Standard" style:list-style-name="L5">
      <style:text-properties officeooo:rsid="002d107d" officeooo:paragraph-rsid="002d107d"/>
    </style:style>
    <style:style style:name="T1" style:family="text">
      <style:text-properties officeooo:rsid="00137c20"/>
    </style:style>
    <style:style style:name="T2" style:family="text">
      <style:text-properties officeooo:rsid="001970a2"/>
    </style:style>
    <style:style style:name="T3" style:family="text">
      <style:text-properties officeooo:rsid="001cf3e4"/>
    </style:style>
    <style:style style:name="T4" style:family="text">
      <style:text-properties officeooo:rsid="00216048"/>
    </style:style>
    <style:style style:name="T5" style:family="text">
      <style:text-properties officeooo:rsid="0027a8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_NIELSEN KEY POINTS :</text:p>
      <text:p text:style-name="P1"/>
      <text:p text:style-name="P1">CHAPTER 1 :</text:p>
      <text:list xml:id="list347074263235932198" text:style-name="L1">
        <text:list-item>
          <text:p text:style-name="P8">perceptron model-weights,bias ; NAND gate</text:p>
        </text:list-item>
        <text:list-item>
          <text:p text:style-name="P8">infinitisimal change in bias/weights-&gt;infinitisimal change in output(==differential)=&gt;gradual decrease in cost</text:p>
        </text:list-item>
        <text:list-item>
          <text:p text:style-name="P9">cost function used is mean squared error</text:p>
        </text:list-item>
        <text:list-item>
          <text:p text:style-name="P10">the concept of stochastic gradient descent : learning one epoch and one mini batch at a time ; to avoid <text:span text:style-name="T1">expensive computations ; since one feedforward and one backprop computes the partial derivatives of C wrt the weights and biases for one training set</text:span></text:p>
        </text:list-item>
        <text:list-item>
          <text:p text:style-name="P11">in coursera-andrew_ng-ex4 the num of training sets were 5000 =&gt; no need for stochastic</text:p>
        </text:list-item>
      </text:list>
      <text:p text:style-name="P2"/>
      <text:p text:style-name="P3">CHAPTER 2 :</text:p>
      <text:list xml:id="list3291196975977957251" text:style-name="L2">
        <text:list-item>
          <text:p text:style-name="P12">BP1 : delta^L=&lt;C,z^L&gt;=&lt;C,a^L&gt;.sigma’(z^L)=(a^L-y).sigma’(z^L)</text:p>
        </text:list-item>
        <text:list-item>
          <text:p text:style-name="P12">BP2 : delta^l = {w^(l+1)}’ . delta^(l+1) .* sigma’(z^l)</text:p>
        </text:list-item>
        <text:list-item>
          <text:p text:style-name="P12">BP3 : &lt; C , b^l_j &gt; = delta^l_j</text:p>
        </text:list-item>
        <text:list-item>
          <text:p text:style-name="P12">BP4 : &lt; C , <text:span text:style-name="T2">w^l_j,k </text:span>&gt; <text:span text:style-name="T2">= a^(l-1)_k . delta^l_j</text:span> </text:p>
        </text:list-item>
      </text:list>
      <text:p text:style-name="P4"/>
      <text:p text:style-name="P5">CHAPTER 3 : </text:p>
      <text:list xml:id="list220864841716639133" text:style-name="L3">
        <text:list-item>
          <text:p text:style-name="P13">cross-entropy cost function ; C=sum over all training examples,sum over all output neurons[-{y^L_j.ln(a^L_j) + (1-y^L_j).ln(1-a^L_j)}]</text:p>
        </text:list-item>
        <text:list-item>
          <text:p text:style-name="P13">sigma’( z^l_j ) = a^l_j . ( 1 – a^l_j )</text:p>
        </text:list-item>
        <text:list-item>
          <text:p text:style-name="P22">early stopping : do not run the program for the complete num of prespecified epochs if the validation accuracy saturates</text:p>
        </text:list-item>
        <text:list-item>
          <text:p text:style-name="P14">L2 regularizaion : lambda/2n * sum of squares of weights ; <text:span text:style-name="T3">another important benefit is the network learning won’t get stuck in local extrema (which might arise due to random weight initialization) ; empirically-&gt;regularization of biases doesn’t have a pronounced effect on accuracy =&gt; a large bias doesn’t make the neuron sensitive to its input the way a large weight does<text:tab/></text:span></text:p>
        </text:list-item>
        <text:list-item>
          <text:p text:style-name="P15">L1 regularization : lambda/2n * sum of moduli of weights ; derivative incorporates the signum function</text:p>
        </text:list-item>
        <text:list-item>
          <text:p text:style-name="P15">dropout regularization : in each epoch, hide some randomly chosen hidden layer neurons =&gt; averaging influence</text:p>
        </text:list-item>
        <text:list-item>
          <text:p text:style-name="P16">artificial expansion of training data -&gt; <text:s/>to include more real-life fluctuations</text:p>
        </text:list-item>
        <text:list-item>
          <text:p text:style-name="P16">better weight initialization : <text:span text:style-name="T4">using default initialization with SD=1 ; each z^l_j is a sum of a large num of gaussian variables =&gt; SD~sqrt(num of input) =&gt; use gaussian distribution with SD=sqrt(inverse of n_in) =&gt; marked improvement in initial epochs and also lesser risk of getting stuck saturation of neurons (which results in smaller derivatives due to smaller (a^L_j – y_j) at the very outset --??)</text:span></text:p>
        </text:list-item>
        <text:list-item>
          <text:p text:style-name="P17">choice of eta : at large eta=&gt;changes due to higher order differentials become significant but are ignored by our algo; find threshold for decrease of training cost over the first few epochs and then vary eta using binary steps</text:p>
        </text:list-item>
        <text:list-item>
          <text:p text:style-name="P18">Hessian optimiazation : C(w_j + delta(w_j))~C(w_j)+&lt;C,w_j&gt;delta(w_j)+ [&lt; <text:s/>&lt;C,w_k&gt;delta(w_k) <text:s/>, w_j &gt;delta(w_j)]/2 ; considering the vector of weights as w and the corresponding change vector as delta(w) : C(w+delta(w))~C(w)+gradC.delta(w)+ delta(w)’*H*delta(w)/2 ; differentiating wrt delta(w) : gradC + H*delta(w)=0 =&gt; delta(w)= -inv(H)*gradC to minimize(nature of extremum comes from the shape of the convex surface) C(w+delta(w)) ; computaionally expensive</text:p>
        </text:list-item>
        <text:list-item>
          <text:p text:style-name="P19">momentum-based SGD : a v_j corresponding to each w_j ; v-&gt;v’=mu*v-eta*gradC , w-&gt;w’=w+v’ ; 0&lt;=mu&lt;=1 ; the idea is that if gradC is in the same direction for many recent epochs-&gt;build momentum along that direction, so v is an accumulation of gradC which is additionally added to the w; the amount of bulidup is controlled by mu : smaller <text:soft-page-break/>mu=&gt;smaller buildup , larger mu=&gt;larger buildup ; <text:span text:style-name="T5">and if the gradient is not consistent, the w after some epochs will again average acc to the prev grads</text:span></text:p>
        </text:list-item>
      </text:list>
      <text:p text:style-name="P6"/>
      <text:p text:style-name="P7">CHAPTER 6 : CONVULATIONAL NETWORKS</text:p>
      <text:list xml:id="list7635712439361255050" text:style-name="L4">
        <text:list-item>
          <text:p text:style-name="P20">grid of input neurons -&gt; convulation layers : local receptor field hidden neurons ; each hidden neuron connected to a local field learns to analyse the local field ; stride length</text:p>
        </text:list-item>
        <text:list-item>
          <text:p text:style-name="P20">shared weights and biases : each local_field-hidden_neuron connection has the same coresponding weights and each hidden neuron has the same bias ; detecting the same feature at different locations in the img ; translation invariance ; satisfies one of the premise(??) of shallow vs deep =&gt; lesser num of features</text:p>
        </text:list-item>
        <text:list-item>
          <text:p text:style-name="P20">pooling layers : further analysis of (or inference gained from ) convulation layer ; for each of the feature maps in the convulation layer</text:p>
        </text:list-item>
        <text:list-item>
          <text:p text:style-name="P20">use SGD and backprop</text:p>
        </text:list-item>
      </text:list>
      <text:p text:style-name="P7"/>
      <text:p text:style-name="P7"/>
      <text:p text:style-name="P7"/>
      <text:p text:style-name="P23">PENDING : </text:p>
      <text:list xml:id="list2507664957221214286" text:style-name="L5">
        <text:list-item>
          <text:p text:style-name="P24">vectorization of backprop / chap2</text:p>
        </text:list-item>
        <text:list-item>
          <text:p text:style-name="P24">mathematics of softmax and log-likelihood / chap3</text:p>
        </text:list-item>
        <text:list-item>
          <text:p text:style-name="P24">L2 regulaization problems</text:p>
        </text:list-item>
        <text:list-item>
          <text:p text:style-name="P24">implement L1 regularization in network2.py</text:p>
        </text:list-item>
        <text:list-item>
          <text:p text:style-name="P24">implement early stopping ; modify early stopping rule</text:p>
        </text:list-item>
        <text:list-item>
          <text:p text:style-name="P24">implement momentum-based SG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8:31:08.372644902</meta:creation-date>
    <dc:date>2017-03-21T06:03:48.088286975</dc:date>
    <meta:editing-duration>PT8H44M53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2" meta:paragraph-count="36" meta:word-count="698" meta:character-count="4302" meta:non-whitespace-character-count="3662"/>
  </office:meta>
</office:document-meta>
</file>